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4000001F4F8A8EBCE.png" manifest:media-type="image/png"/>
  <manifest:file-entry manifest:full-path="Pictures/10000201000001E1000000A90BF6DE76.png" manifest:media-type="image/png"/>
  <manifest:file-entry manifest:full-path="Pictures/100002010000009000000180EA6B7022.png" manifest:media-type="image/png"/>
  <manifest:file-entry manifest:full-path="Pictures/10000201000000F100000031949F032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officeooo:paragraph-rsid="0030b9fe"/>
    </style:style>
    <style:style style:name="P4" style:family="paragraph" style:parent-style-name="Standard">
      <style:text-properties fo:color="#000000" style:font-name="Bitstream Charter" officeooo:paragraph-rsid="0030b9fe"/>
    </style:style>
    <style:style style:name="P5" style:family="paragraph" style:parent-style-name="Standard">
      <style:text-properties fo:color="#000000" style:font-name="Times New Roman" officeooo:rsid="001d36dc" officeooo:paragraph-rsid="0041c6d7"/>
    </style:style>
    <style:style style:name="P6" style:family="paragraph" style:parent-style-name="Standard">
      <style:text-properties style:font-name="Bitstream Charter"/>
    </style:style>
    <style:style style:name="P7" style:family="paragraph" style:parent-style-name="Standard">
      <style:text-properties style:font-name="Bitstream Charter" officeooo:paragraph-rsid="0030b9fe"/>
    </style:style>
    <style:style style:name="P8" style:family="paragraph" style:parent-style-name="Standard">
      <style:text-properties style:font-name="Bitstream Charter" officeooo:paragraph-rsid="0027c775"/>
    </style:style>
    <style:style style:name="P9" style:family="paragraph" style:parent-style-name="Standard">
      <style:text-properties style:font-name="Bitstream Charter" officeooo:rsid="001c2c56" officeooo:paragraph-rsid="001c2c56"/>
    </style:style>
    <style:style style:name="P10" style:family="paragraph" style:parent-style-name="Standard">
      <style:text-properties style:font-name="Bitstream Charter" officeooo:rsid="001c5878" officeooo:paragraph-rsid="001c5878"/>
    </style:style>
    <style:style style:name="P11" style:family="paragraph" style:parent-style-name="Standard">
      <style:text-properties style:font-name="Bitstream Charter" officeooo:rsid="001c5878" officeooo:paragraph-rsid="00366123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4" style:family="paragraph" style:parent-style-name="Standard">
      <style:text-properties style:font-name="Bitstream Charter" officeooo:paragraph-rsid="00387782"/>
    </style:style>
    <style:style style:name="P15" style:family="paragraph" style:parent-style-name="Standard">
      <style:text-properties style:font-name="Bitstream Charter" officeooo:paragraph-rsid="003f7ed3"/>
    </style:style>
    <style:style style:name="P16" style:family="paragraph" style:parent-style-name="Standard">
      <style:text-properties officeooo:paragraph-rsid="00386815"/>
    </style:style>
    <style:style style:name="P17" style:family="paragraph" style:parent-style-name="Standard">
      <style:text-properties style:font-name="Times New Roman" officeooo:paragraph-rsid="0030b9fe"/>
    </style:style>
    <style:style style:name="P18" style:family="paragraph" style:parent-style-name="Standard">
      <style:text-properties officeooo:rsid="001d36dc" officeooo:paragraph-rsid="0041c6d7"/>
    </style:style>
    <style:style style:name="P19" style:family="paragraph" style:parent-style-name="Standard" style:list-style-name="L1">
      <style:text-properties style:font-name="Bitstream Charter" officeooo:rsid="00336d51" officeooo:paragraph-rsid="00336d51"/>
    </style:style>
    <style:style style:name="P20" style:family="paragraph" style:parent-style-name="Standard" style:list-style-name="L1">
      <style:text-properties style:font-name="Bitstream Charter" officeooo:rsid="001d36dc" officeooo:paragraph-rsid="001d36dc"/>
    </style:style>
    <style:style style:name="P21" style:family="paragraph" style:parent-style-name="Standard" style:list-style-name="L1">
      <style:text-properties style:font-name="Bitstream Charter" officeooo:rsid="001d36dc" officeooo:paragraph-rsid="003ca64d"/>
    </style:style>
    <style:style style:name="P22" style:family="paragraph" style:parent-style-name="Standard" style:list-style-name="L1">
      <style:text-properties style:font-name="Bitstream Charter"/>
    </style:style>
    <style:style style:name="P23" style:family="paragraph" style:parent-style-name="Standard" style:list-style-name="L1">
      <style:text-properties style:font-name="Bitstream Charter" officeooo:rsid="0030b9fe" officeooo:paragraph-rsid="003ca64d"/>
    </style:style>
    <style:style style:name="P24" style:family="paragraph" style:parent-style-name="Standard" style:list-style-name="L1">
      <style:text-properties style:font-name="Bitstream Charter" officeooo:rsid="003ca64d" officeooo:paragraph-rsid="003ca64d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>
      <style:text-properties style:font-name="Bitstream Charter" fo:font-size="18pt" style:font-size-asian="18pt" style:font-size-complex="18pt"/>
    </style:style>
    <style:style style:name="P29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0" style:family="paragraph" style:parent-style-name="Heading_20_1">
      <style:paragraph-properties fo:break-before="page"/>
      <style:text-properties style:font-name="Bitstream Charter"/>
    </style:style>
    <style:style style:name="P31" style:family="paragraph" style:parent-style-name="Heading_20_1">
      <style:paragraph-properties fo:break-before="page"/>
      <style:text-properties style:font-name="Bitstream Charter" officeooo:paragraph-rsid="0027c775"/>
    </style:style>
    <style:style style:name="P32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5878"/>
    </style:style>
    <style:style style:name="T3" style:family="text">
      <style:text-properties officeooo:rsid="001d36dc"/>
    </style:style>
    <style:style style:name="T4" style:family="text">
      <style:text-properties officeooo:rsid="001f3191"/>
    </style:style>
    <style:style style:name="T5" style:family="text">
      <style:text-properties officeooo:rsid="00257d6e"/>
    </style:style>
    <style:style style:name="T6" style:family="text">
      <style:text-properties officeooo:rsid="002853e7"/>
    </style:style>
    <style:style style:name="T7" style:family="text">
      <style:text-properties fo:color="#000000" style:font-name="Bitstream Charter"/>
    </style:style>
    <style:style style:name="T8" style:family="text">
      <style:text-properties fo:color="#000000" style:font-name="Bitstream Charter" officeooo:rsid="0030b9fe"/>
    </style:style>
    <style:style style:name="T9" style:family="text">
      <style:text-properties fo:color="#000000" style:font-name="Bitstream Charter" officeooo:rsid="0039e6c0"/>
    </style:style>
    <style:style style:name="T10" style:family="text">
      <style:text-properties fo:color="#000000" style:font-name="Bitstream Charter" officeooo:rsid="004a8962"/>
    </style:style>
    <style:style style:name="T11" style:family="text">
      <style:text-properties fo:color="#0047ff" style:font-name="Bitstream Charter"/>
    </style:style>
    <style:style style:name="T12" style:family="text">
      <style:text-properties fo:color="#0047ff" style:font-name="Bitstream Charter" officeooo:rsid="0041c6d7"/>
    </style:style>
    <style:style style:name="T13" style:family="text">
      <style:text-properties fo:color="#0047ff" officeooo:rsid="00387782"/>
    </style:style>
    <style:style style:name="T14" style:family="text">
      <style:text-properties officeooo:rsid="0030b9fe"/>
    </style:style>
    <style:style style:name="T15" style:family="text">
      <style:text-properties style:font-name="Bitstream Charter"/>
    </style:style>
    <style:style style:name="T16" style:family="text">
      <style:text-properties officeooo:rsid="00336d51"/>
    </style:style>
    <style:style style:name="T17" style:family="text">
      <style:text-properties officeooo:rsid="00369a41"/>
    </style:style>
    <style:style style:name="T18" style:family="text">
      <style:text-properties officeooo:rsid="003ca64d"/>
    </style:style>
    <style:style style:name="T19" style:family="text">
      <style:text-properties officeooo:rsid="003f7ed3"/>
    </style:style>
    <style:style style:name="T20" style:family="text">
      <style:text-properties officeooo:rsid="003f7ed3" fo:background-color="transparent" loext:char-shading-value="0"/>
    </style:style>
    <style:style style:name="T21" style:family="text">
      <style:text-properties fo:font-size="10pt" fo:font-weight="bold" officeooo:rsid="0028573e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30b9fe" style:font-size-asian="10pt" style:font-weight-asian="bold" style:font-size-complex="10pt" style:font-weight-complex="bold"/>
    </style:style>
    <style:style style:name="T23" style:family="text">
      <style:text-properties officeooo:rsid="00443638"/>
    </style:style>
    <style:style style:name="T24" style:family="text">
      <style:text-properties officeooo:rsid="0045ca08"/>
    </style:style>
    <style:style style:name="T25" style:family="text">
      <style:text-properties officeooo:rsid="00475180"/>
    </style:style>
    <style:style style:name="T26" style:family="text">
      <style:text-properties officeooo:rsid="0048b2f0"/>
    </style:style>
    <style:style style:name="T27" style:family="text">
      <style:text-properties officeooo:rsid="0048b7c0"/>
    </style:style>
    <style:style style:name="T28" style:family="text">
      <style:text-properties officeooo:rsid="00495184"/>
    </style:style>
    <style:style style:name="T29" style:family="text">
      <style:text-properties officeooo:rsid="004a8962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3" draw:name="Image4" text:anchor-type="paragraph" svg:y="-0.1in" svg:width="4.2098in" svg:height="0.85in" draw:z-index="1"><draw:image xlink:href="../irsense.svg" xlink:type="simple" xlink:show="embed" xlink:actuate="onLoad"/><draw:image xlink:href="Pictures/10000201000000F100000031949F032A.png" xlink:type="simple" xlink:show="embed" xlink:actuate="onLoad"/></draw:frame>Features</text:h>
      <text:list xml:id="list2897109843120689935" text:style-name="L1">
        <text:list-item>
          <text:p text:style-name="P19">Small size (0.25" x 2.25")</text:p>
        </text:list-item>
        <text:list-item>
          <text:p text:style-name="P19">No adjustment needed</text:p>
        </text:list-item>
        <text:list-item>
          <text:p text:style-name="P19">Simple, discrete under-track installation</text:p>
        </text:list-item>
        <text:list-item>
          <text:p text:style-name="P19">Variable release time up to 20 seconds</text:p>
        </text:list-item>
        <text:list-item>
          <text:p text:style-name="P19">Two opposite polarity outputs (40V / 250mA capable)</text:p>
        </text:list-item>
        <text:list-item>
          <text:p text:style-name="P19">Tolerant of background lighting conditions (no false triggering)</text:p>
        </text:list-item>
      </text:list>
      <text:h text:style-name="P25" text:outline-level="1">Operation</text:h>
      <text:p text:style-name="P6">The CKT-IRSENSE is an inexpensive <text:span text:style-name="T23">reflective</text:span>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<text:span text:style-name="T29">of </text:span>and distance to an object. <text:s/><text:span text:style-name="T16">The device also automatically compensates for background lighting, eliminating false triggers.</text:span></text:p>
      <text:h text:style-name="P25" text:outline-level="1">Mechanical Installation</text:h>
      <text:p text:style-name="P6"><draw:frame draw:style-name="fr4" draw:name="Image5" text:anchor-type="paragraph" svg:y="-0.25in" svg:width="1.5in" svg:height="4in" draw:z-index="2"><draw:image xlink:href="../installation.svg" xlink:type="simple" xlink:show="embed" xlink:actuate="onLoad"/><draw:image xlink:href="Pictures/100002010000009000000180EA6B7022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3">(you might want to remove a couple of ties first and reinsert them after drilling the hole)</text:span>. <text:s/>Once <text:span text:style-name="T3">the sensor is </text:span>installed, be sure that both lenses are clear to shine up between any ties or ballast.</text:p>
      <text:p text:style-name="P6"/>
      <text:p text:style-name="P6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6"/>
      <text:p text:style-name="P6">The sensor can be secured in the hole using a variety of methods such as hot glue or <text:span text:style-name="T24">by using </text:span>a <text:span text:style-name="T27">mounting</text:span> bracket. <text:s/>See the Iowa Scaled Engineering website for more details and some example mounting <text:span text:style-name="T17">brackets</text:span>.</text:p>
      <text:h text:style-name="P27" text:outline-level="1"/>
      <text:h text:style-name="P30" text:outline-level="1">Electrical Connections</text:h>
      <text:p text:style-name="P6">The CKT-IRSENSE needs 5-<text:span text:style-name="T4">24</text:span> volts of clean direct current (DC) power to operate. <text:s/>Noisy power supplies may cause issues with detection, and supply voltages exceeding <text:span text:style-name="T4">25</text:span>VDC may damage the device. <text:s/>The red wire should be connected to the positive side of the power supply and the black <text:span text:style-name="T4">wire</text:span> to the negative.</text:p>
      <text:p text:style-name="P6"/>
      <text:p text:style-name="P7">Two outputs are provided, both of which are “open drain” (<text:span text:style-name="T28">also</text:span>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/>
      <text:p text:style-name="P7"><draw:frame draw:style-name="fr5" draw:name="Image1" text:anchor-type="as-char" svg:y="0in" svg:width="6.5in" svg:height="2.0201in" draw:z-index="3"><draw:image xlink:href="../usermanual.svg" xlink:type="simple" xlink:show="embed" xlink:actuate="onLoad"/><draw:image xlink:href="Pictures/10000201000001E1000000A90BF6DE76.png" xlink:type="simple" xlink:show="embed" xlink:actuate="onLoad"/></draw:frame></text:p>
      <text:p text:style-name="P8">If a logic level output is desired, use a 4.7k-10k ohm resistor to <text:span text:style-name="T6">pull up</text:span> the output to the positive supply. <text:s/><text:span text:style-name="T5">To directly drive an LED, connect a current-limiting resistor in series with the LED and connect the LED cathode to the CKT-IRSENSE output. <text:s/>Since the outputs are open drain, multiple CKT-IRSENSE outputs can be connected in parallel combining them into one signal. <text:s/>Some example connections are shown below.</text:span></text:p>
      <text:p text:style-name="P8"/>
      <text:p text:style-name="P6"><draw:frame draw:style-name="fr6" draw:name="Image2" text:anchor-type="paragraph" svg:width="7in" svg:height="1.7319in" draw:z-index="4"><draw:image xlink:href="Pictures/10000000000007E4000001F4F8A8EBCE.png" xlink:type="simple" xlink:show="embed" xlink:actuate="onLoad"/></draw:frame></text:p>
      <text:h text:style-name="P31" text:outline-level="1">Activation Time</text:h>
      <text:p text:style-name="P9">The activation time is <text:span text:style-name="T25">pre</text:span>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2">programmed devices</text:span>. <text:s/>Please contact us <text:span text:style-name="T2">with your requirements</text:span>.</text:p>
      <text:h text:style-name="P25" text:outline-level="1">Release Time</text:h>
      <text:p text:style-name="P10">The release time is <text:span text:style-name="T26">pre</text:span>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0"/>
      <text:p text:style-name="P11">Longer release times are available by connecting a resistor between the yellow wire and ground (black wire) based on the following table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</table:table-row>
        <table:table-row table:style-name="Table1.1">
          <table:table-cell table:style-name="Table1.A2" office:value-type="string">
            <text:p text:style-name="P13">100k</text:p>
          </table:table-cell>
          <table:table-cell table:style-name="Table1.B2" office:value-type="string">
            <text:p text:style-name="P13">0.1s</text:p>
          </table:table-cell>
          <table:table-cell table:style-name="Table1.A2" office:value-type="string">
            <text:p text:style-name="P13">27k</text:p>
          </table:table-cell>
          <table:table-cell table:style-name="Table1.B2" office:value-type="string">
            <text:p text:style-name="P13">4.4s</text:p>
          </table:table-cell>
          <table:table-cell table:style-name="Table1.A2" office:value-type="string">
            <text:p text:style-name="P13">7.5k</text:p>
          </table:table-cell>
          <table:table-cell table:style-name="Table1.B2" office:value-type="string">
            <text:p text:style-name="P13">12.1s</text:p>
          </table:table-cell>
        </table:table-row>
        <table:table-row table:style-name="Table1.1">
          <table:table-cell table:style-name="Table1.A2" office:value-type="string">
            <text:p text:style-name="P13">82k</text:p>
          </table:table-cell>
          <table:table-cell table:style-name="Table1.B2" office:value-type="string">
            <text:p text:style-name="P13">0.3s</text:p>
          </table:table-cell>
          <table:table-cell table:style-name="Table1.A2" office:value-type="string">
            <text:p text:style-name="P13">24k</text:p>
          </table:table-cell>
          <table:table-cell table:style-name="Table1.B2" office:value-type="string">
            <text:p text:style-name="P13">5s</text:p>
          </table:table-cell>
          <table:table-cell table:style-name="Table1.A2" office:value-type="string">
            <text:p text:style-name="P13">6.8k</text:p>
          </table:table-cell>
          <table:table-cell table:style-name="Table1.B2" office:value-type="string">
            <text:p text:style-name="P13">12.7s</text:p>
          </table:table-cell>
        </table:table-row>
        <table:table-row table:style-name="Table1.1">
          <table:table-cell table:style-name="Table1.A2" office:value-type="string">
            <text:p text:style-name="P13">75k</text:p>
          </table:table-cell>
          <table:table-cell table:style-name="Table1.B2" office:value-type="string">
            <text:p text:style-name="P13">0.5s</text:p>
          </table:table-cell>
          <table:table-cell table:style-name="Table1.A2" office:value-type="string">
            <text:p text:style-name="P13">22k</text:p>
          </table:table-cell>
          <table:table-cell table:style-name="Table1.B2" office:value-type="string">
            <text:p text:style-name="P13">5.5s</text:p>
          </table:table-cell>
          <table:table-cell table:style-name="Table1.A2" office:value-type="string">
            <text:p text:style-name="P13">6.2k</text:p>
          </table:table-cell>
          <table:table-cell table:style-name="Table1.B2" office:value-type="string">
            <text:p text:style-name="P13">13.3s</text:p>
          </table:table-cell>
        </table:table-row>
        <table:table-row table:style-name="Table1.1">
          <table:table-cell table:style-name="Table1.A2" office:value-type="string">
            <text:p text:style-name="P13">68k</text:p>
          </table:table-cell>
          <table:table-cell table:style-name="Table1.B2" office:value-type="string">
            <text:p text:style-name="P13">0.8s</text:p>
          </table:table-cell>
          <table:table-cell table:style-name="Table1.A2" office:value-type="string">
            <text:p text:style-name="P13">20k</text:p>
          </table:table-cell>
          <table:table-cell table:style-name="Table1.B2" office:value-type="string">
            <text:p text:style-name="P13">6s</text:p>
          </table:table-cell>
          <table:table-cell table:style-name="Table1.A2" office:value-type="string">
            <text:p text:style-name="P13">5.6k</text:p>
          </table:table-cell>
          <table:table-cell table:style-name="Table1.B2" office:value-type="string">
            <text:p text:style-name="P13">13.9s</text:p>
          </table:table-cell>
        </table:table-row>
        <table:table-row table:style-name="Table1.1">
          <table:table-cell table:style-name="Table1.A2" office:value-type="string">
            <text:p text:style-name="P13">62k</text:p>
          </table:table-cell>
          <table:table-cell table:style-name="Table1.B2" office:value-type="string">
            <text:p text:style-name="P13">1s</text:p>
          </table:table-cell>
          <table:table-cell table:style-name="Table1.A2" office:value-type="string">
            <text:p text:style-name="P13">18k</text:p>
          </table:table-cell>
          <table:table-cell table:style-name="Table1.B2" office:value-type="string">
            <text:p text:style-name="P13">6.6s</text:p>
          </table:table-cell>
          <table:table-cell table:style-name="Table1.A2" office:value-type="string">
            <text:p text:style-name="P13">4.7k</text:p>
          </table:table-cell>
          <table:table-cell table:style-name="Table1.B2" office:value-type="string">
            <text:p text:style-name="P13">14.9s</text:p>
          </table:table-cell>
        </table:table-row>
        <table:table-row table:style-name="Table1.1">
          <table:table-cell table:style-name="Table1.A2" office:value-type="string">
            <text:p text:style-name="P13">56k</text:p>
          </table:table-cell>
          <table:table-cell table:style-name="Table1.B2" office:value-type="string">
            <text:p text:style-name="P13">1.4s</text:p>
          </table:table-cell>
          <table:table-cell table:style-name="Table1.A2" office:value-type="string">
            <text:p text:style-name="P13">16k</text:p>
          </table:table-cell>
          <table:table-cell table:style-name="Table1.B2" office:value-type="string">
            <text:p text:style-name="P13">7.3s</text:p>
          </table:table-cell>
          <table:table-cell table:style-name="Table1.A2" office:value-type="string">
            <text:p text:style-name="P13">3.9k</text:p>
          </table:table-cell>
          <table:table-cell table:style-name="Table1.B2" office:value-type="string">
            <text:p text:style-name="P13">15.9s</text:p>
          </table:table-cell>
        </table:table-row>
        <table:table-row table:style-name="Table1.1">
          <table:table-cell table:style-name="Table1.A2" office:value-type="string">
            <text:p text:style-name="P13">51k</text:p>
          </table:table-cell>
          <table:table-cell table:style-name="Table1.B2" office:value-type="string">
            <text:p text:style-name="P13">1.7s</text:p>
          </table:table-cell>
          <table:table-cell table:style-name="Table1.A2" office:value-type="string">
            <text:p text:style-name="P13">15k</text:p>
          </table:table-cell>
          <table:table-cell table:style-name="Table1.B2" office:value-type="string">
            <text:p text:style-name="P13">7.7s</text:p>
          </table:table-cell>
          <table:table-cell table:style-name="Table1.A2" office:value-type="string">
            <text:p text:style-name="P13">3k</text:p>
          </table:table-cell>
          <table:table-cell table:style-name="Table1.B2" office:value-type="string">
            <text:p text:style-name="P13">17.2s</text:p>
          </table:table-cell>
        </table:table-row>
        <table:table-row table:style-name="Table1.1">
          <table:table-cell table:style-name="Table1.A2" office:value-type="string">
            <text:p text:style-name="P13">47k</text:p>
          </table:table-cell>
          <table:table-cell table:style-name="Table1.B2" office:value-type="string">
            <text:p text:style-name="P13">2s</text:p>
          </table:table-cell>
          <table:table-cell table:style-name="Table1.A2" office:value-type="string">
            <text:p text:style-name="P13">13k</text:p>
          </table:table-cell>
          <table:table-cell table:style-name="Table1.B2" office:value-type="string">
            <text:p text:style-name="P13">8.6s</text:p>
          </table:table-cell>
          <table:table-cell table:style-name="Table1.A2" office:value-type="string">
            <text:p text:style-name="P13">2.4k</text:p>
          </table:table-cell>
          <table:table-cell table:style-name="Table1.B2" office:value-type="string">
            <text:p text:style-name="P13">18.1s</text:p>
          </table:table-cell>
        </table:table-row>
        <table:table-row table:style-name="Table1.1">
          <table:table-cell table:style-name="Table1.A2" office:value-type="string">
            <text:p text:style-name="P13">43k</text:p>
          </table:table-cell>
          <table:table-cell table:style-name="Table1.B2" office:value-type="string">
            <text:p text:style-name="P13">2.3s</text:p>
          </table:table-cell>
          <table:table-cell table:style-name="Table1.A2" office:value-type="string">
            <text:p text:style-name="P13">12k</text:p>
          </table:table-cell>
          <table:table-cell table:style-name="Table1.B2" office:value-type="string">
            <text:p text:style-name="P13">9.1s</text:p>
          </table:table-cell>
          <table:table-cell table:style-name="Table1.A2" office:value-type="string">
            <text:p text:style-name="P13">1.8k</text:p>
          </table:table-cell>
          <table:table-cell table:style-name="Table1.B2" office:value-type="string">
            <text:p text:style-name="P13">19.2s</text:p>
          </table:table-cell>
        </table:table-row>
        <table:table-row table:style-name="Table1.1">
          <table:table-cell table:style-name="Table1.A2" office:value-type="string">
            <text:p text:style-name="P13">39k</text:p>
          </table:table-cell>
          <table:table-cell table:style-name="Table1.B2" office:value-type="string">
            <text:p text:style-name="P13">2.7s</text:p>
          </table:table-cell>
          <table:table-cell table:style-name="Table1.A2" office:value-type="string">
            <text:p text:style-name="P13">11k</text:p>
          </table:table-cell>
          <table:table-cell table:style-name="Table1.B2" office:value-type="string">
            <text:p text:style-name="P13">9.7s</text:p>
          </table:table-cell>
          <table:table-cell table:style-name="Table1.A2" office:value-type="string">
            <text:p text:style-name="P13">1.3k</text:p>
          </table:table-cell>
          <table:table-cell table:style-name="Table1.B2" office:value-type="string">
            <text:p text:style-name="P13">20.1s</text:p>
          </table:table-cell>
        </table:table-row>
        <table:table-row table:style-name="Table1.1">
          <table:table-cell table:style-name="Table1.A2" office:value-type="string">
            <text:p text:style-name="P13">36k</text:p>
          </table:table-cell>
          <table:table-cell table:style-name="Table1.B2" office:value-type="string">
            <text:p text:style-name="P13">3.1s</text:p>
          </table:table-cell>
          <table:table-cell table:style-name="Table1.A2" office:value-type="string">
            <text:p text:style-name="P13">10k</text:p>
          </table:table-cell>
          <table:table-cell table:style-name="Table1.B2" office:value-type="string">
            <text:p text:style-name="P13">10.3s</text:p>
          </table:table-cell>
          <table:table-cell table:style-name="Table1.A2" office:value-type="string">
            <text:p text:style-name="P13">910</text:p>
          </table:table-cell>
          <table:table-cell table:style-name="Table1.B2" office:value-type="string">
            <text:p text:style-name="P13">21s</text:p>
          </table:table-cell>
        </table:table-row>
        <table:table-row table:style-name="Table1.1">
          <table:table-cell table:style-name="Table1.A2" office:value-type="string">
            <text:p text:style-name="P13">33k</text:p>
          </table:table-cell>
          <table:table-cell table:style-name="Table1.B2" office:value-type="string">
            <text:p text:style-name="P13">3.4s</text:p>
          </table:table-cell>
          <table:table-cell table:style-name="Table1.A2" office:value-type="string">
            <text:p text:style-name="P13">9.1k</text:p>
          </table:table-cell>
          <table:table-cell table:style-name="Table1.B2" office:value-type="string">
            <text:p text:style-name="P13">10.9s</text:p>
          </table:table-cell>
          <table:table-cell table:style-name="Table1.A2" office:value-type="string">
            <text:p text:style-name="P13">430</text:p>
          </table:table-cell>
          <table:table-cell table:style-name="Table1.B2" office:value-type="string">
            <text:p text:style-name="P13">22s</text:p>
          </table:table-cell>
        </table:table-row>
        <table:table-row table:style-name="Table1.1">
          <table:table-cell table:style-name="Table1.A14" office:value-type="string">
            <text:p text:style-name="P13">30k</text:p>
          </table:table-cell>
          <table:table-cell table:style-name="Table1.B14" office:value-type="string">
            <text:p text:style-name="P13">3.9s</text:p>
          </table:table-cell>
          <table:table-cell table:style-name="Table1.A14" office:value-type="string">
            <text:p text:style-name="P13">8.2k</text:p>
          </table:table-cell>
          <table:table-cell table:style-name="Table1.B14" office:value-type="string">
            <text:p text:style-name="P13">11.6s</text:p>
          </table:table-cell>
          <table:table-cell table:style-name="Table1.A14" office:value-type="string">
            <text:p text:style-name="P13">33</text:p>
          </table:table-cell>
          <table:table-cell table:style-name="Table1.B14" office:value-type="string">
            <text:p text:style-name="P13">23s</text:p>
          </table:table-cell>
        </table:table-row>
      </table:table>
      <text:h text:style-name="P28" text:outline-level="1">Sensing Distance</text:h>
      <text:p text:style-name="P15">The CKT-IRSENSE is pre-calibrated to a typical detection range <text:span text:style-name="T1">(~1.5”) </text:span>and needs no user adjustment for most applications. <text:s/><text:span text:style-name="T19">However, the detection distance will vary based on the reflectivity of the object being sensed. <text:s/>If other ranges are needed, contact us for custom programmed devices. <text:s/>The detection range can be adjusted from</text:span><text:span text:style-name="T20"> approximately 0.5” to 3”.</text:span></text:p>
      <text:h text:style-name="P29" text:outline-level="1"><text:soft-page-break/>Applications</text:h>
      <text:list xml:id="list85139722103311" text:continue-numbering="true" text:style-name="L1">
        <text:list-item>
          <text:p text:style-name="P20">Activate grade crossing signals</text:p>
        </text:list-item>
        <text:list-item>
          <text:p text:style-name="P22">Trigger a sound event using a CKT-SQUEAL sound player</text:p>
        </text:list-item>
        <text:list-item>
          <text:p text:style-name="P23">Simulating a spring switch using an MRServo switch machine</text:p>
        </text:list-item>
        <text:list-item>
          <text:p text:style-name="P21">Block detection <text:span text:style-name="T18">for signal systems</text:span></text:p>
        </text:list-item>
        <text:list-item>
          <text:p text:style-name="P20">Occupancy detection on hidden tracks</text:p>
        </text:list-item>
        <text:list-item>
          <text:p text:style-name="P20">End-of-track indication in hidden staging yards</text:p>
        </text:list-item>
        <text:list-item>
          <text:p text:style-name="P24">C/MRI track occupancy inputs</text:p>
        </text:list-item>
      </text:list>
      <text:h text:style-name="P25" text:outline-level="1">Open Design</text:h>
      <text:p text:style-name="P7">Iowa Scaled Engineering is committed to creating open designs that users are free to build, modify, adapt, improve, and share with others. <text:s/></text:p>
      <text:h text:style-name="P32" text:outline-level="3">Hardware</text:h>
      <text:p text:style-name="P17"><text:span text:style-name="T7">The design of the </text:span><text:span text:style-name="T8">CKT-IRSENSE</text:span><text:span text:style-name="T7"> hardware is open source hardware, and is made available under the term</text:span><text:span text:style-name="T10">s</text:span><text:span text:style-name="T7"> of the Creative Commons Attribution-Share Alike v3.0 license, a copy of </text:span><text:span text:style-name="T9">which </text:span><text:span text:style-name="T7">is available from: </text:span><text:a xlink:type="simple" xlink:href="http://creativecommons.org/licenses/by-sa/3.0/"><text:span text:style-name="T11">http://creativecommons.org/licenses/by-sa/3.0/</text:span></text:a></text:p>
      <text:p text:style-name="P4"/>
      <text:p text:style-name="P4">Design files can be found on the Iowa Scaled Engineering website:</text:p>
      <text:p text:style-name="P5"><text:a xlink:type="simple" xlink:href="http://www.iascaled.com/store/CKT-IRSENSE"><text:span text:style-name="T12">http://www.iascaled.com/store/CKT-IRSENSE</text:span></text:a></text:p>
      <text:h text:style-name="P32" text:outline-level="3">Firmware</text:h>
      <text:p text:style-name="P14">The official Iowa Scaled Engineering firmware for the <text:span text:style-name="T14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3">http://www.gnu.org/licenses/gpl.html</text:span></text:a></text:p>
      <text:p text:style-name="P7"/>
      <text:p text:style-name="P7">New firmware can be flashed into the <text:span text:style-name="T14">CKT-IRSENSE</text:span> through J<text:span text:style-name="T14">1. <text:s/>The six land pads implement the standard AVR 6-pin ISP header on a connector compatible with the Tag-Connect TC2030 cable.</text:span></text:p>
      <text:p text:style-name="P7"/>
      <text:p text:style-name="P18"><text:span text:style-name="T15">Stable releases of firmware and source code can be found on the Iowa Scaled Engineering website: </text:span><text:a xlink:type="simple" xlink:href="http://www.iascaled.com/store/CKT-IRSENSE"><text:span text:style-name="T12">http://www.iascaled.com/store/CKT-IRSENSE</text:span></text:a></text:p>
      <text:p text:style-name="P16"><draw:frame draw:style-name="fr1" draw:name="Frame1" text:anchor-type="paragraph" svg:width="4in" draw:z-index="5"><draw:text-box fo:min-height="0.6929in"><text:p text:style-name="P2">Iowa Scaled Engineering</text:p><text:p text:style-name="P3"><text:span text:style-name="T21">http://</text:span><text:span text:style-name="T22">www.</text:span><text:span text:style-name="T21">iascaled.com/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8-02T08:51:37.928212646</dc:date>
    <meta:editing-duration>PT4H22M32S</meta:editing-duration>
    <meta:editing-cycles>58</meta:editing-cycles>
    <meta:generator>LibreOffice/4.2.4.2$Linux_X86_64 LibreOffice_project/420m0$Build-2</meta:generator>
    <meta:document-statistic meta:table-count="1" meta:image-count="5" meta:object-count="0" meta:page-count="4" meta:paragraph-count="131" meta:word-count="1085" meta:character-count="6475" meta:non-whitespace-character-count="5494"/>
  </office:meta>
</office:document-meta>
</file>